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text-underline-style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Possessive</text:span></text:p>
          <text:p text:style-name="P5"><text:span text:style-name="T3"/></text:p>
          <text:list text:style-name="L2">
            <text:list-item>
              <text:p text:style-name="P5"><text:span text:style-name="T3">We use the possessive form to express a relation. Often the fact that someone has something or that something belongs to someone.</text:span></text:p>
            </text:list-item>
            <text:list-item>
              <text:p text:style-name="P5"><text:span text:style-name="T3">Says that the first noun belongs to, or is part of, the second noun.</text:span></text:p>
            </text:list-item>
            <text:list-item>
              <text:p text:style-name="P5"><text:span text:style-name="T3">We normally use of to talk about things, not about people or animals.</text:span></text:p>
            </text:list-item>
          </text:list>
          <text:p text:style-name="P5"><text:span text:style-name="T3"/></text:p>
          <text:p text:style-name="P5"><text:span text:style-name="T4">Structure</text:span></text:p>
          <text:p text:style-name="P5"><text:span text:style-name="T3">Noun + of + Noun [Not person or animal]</text:span></text:p>
          <text:p text:style-name="P5"><text:span text:style-name="T3"/></text:p>
          <text:p text:style-name="P5"><text:span text:style-name="T3">Example:</text:span></text:p>
          <text:p text:style-name="P5"><text:span text:style-name="T3">The King of Sweden is visiting next month.</text:span></text:p>
          <text:p text:style-name="P5"><text:span text:style-name="T3">Sweden’s king is visiting next month.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5"><text:span text:style-name="T3">Thomson discovered the electron.</text:span></text:p>
          <text:p text:style-name="P5"><text:span text:style-name="T3">The electron was discovered by Thomson.</text:span></text:p>
          <text:p text:style-name="P5"><text:span text:style-name="T3">The electron was discovered at Cambridge.</text:span></text:p>
          <text:p text:style-name="P5"><text:span text:style-name="T3">The man was arrested.</text:span></text:p>
          <text:p text:style-name="P5"><text:span text:style-name="T3">My car was stolen. // We do not know who stole my car.</text:span></text:p>
          <text:p text:style-name="P5"><text:span text:style-name="T3">Mistakes have been made.</text:span></text:p>
          <text:p text:style-name="P5"><text:span text:style-name="T3">This book must be returned to the library by the date above.</text:span></text:p>
          <text:p text:style-name="P5"><text:span text:style-name="T3">James bond was created by Ian Fleming.</text:span></text:p>
          <text:p text:style-name="P5"><text:span text:style-name="T3"/></text:p>
          <text:p text:style-name="P5"><text:span text:style-name="T3">1. Verbs which can not be passive: An intransitive verb can not be passive.</text:span></text:p>
          <text:p text:style-name="P5"><text:span text:style-name="T3">2. Some state verbs can not be passive.</text:span></text:p>
          <text:p text:style-name="P5"><text:span text:style-name="T3"/></text:p>
          <text:p text:style-name="P5"><text:span text:style-name="T3">The baby is smiling. </text:span></text:p>
          <text:p text:style-name="P5"><text:span text:style-name="T3">Peter has a guitar. 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12:31:38.139832313</dc:date>
    <meta:editing-duration>P1DT10H4M1S</meta:editing-duration>
    <meta:editing-cycles>1031</meta:editing-cycles>
    <meta:document-statistic meta:object-count="28"/>
  </office:meta>
</office:document-meta>
</file>